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family="Loma" style:font-pitch="variable" fo:font-size="14pt" style:font-size-asian="14pt" style:font-size-complex="14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style:text-properties fo:font-family="Loma" style:font-pitch="variable" fo:font-size="15pt" style:font-size-asian="15pt" style:font-size-complex="15pt"/>
    </style:style>
    <style:style style:name="P7" style:family="paragraph">
      <style:paragraph-properties fo:text-align="center"/>
      <style:text-properties fo:font-family="Loma" style:font-pitch="variable"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4" draw:layer="layout" svg:width="3cm" svg:height="1cm" svg:x="14.5cm" svg:y="7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3cm" svg:height="1cm" svg:x="2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cm" svg:height="1cm" svg:x="6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3cm" svg:height="1cm" svg:x="10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3cm" svg:height="1cm" svg:x="14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3cm" svg:height="1cm" svg:x="14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6.5cm" svg:y1="6cm" svg:x2="5.5cm" svg:y2="6cm" draw:start-shape="id1" draw:start-glue-point="3" draw:end-shape="id2" draw:end-glue-point="1" svg:d="m6500 6000h-1000">
          <text:p/>
        </draw:connector>
        <draw:connector draw:style-name="gr4" draw:text-style-name="P1" draw:layer="layout" svg:x1="10.5cm" svg:y1="6cm" svg:x2="9.5cm" svg:y2="6cm" draw:start-shape="id3" draw:start-glue-point="3" draw:end-shape="id1" draw:end-glue-point="1" svg:d="m10500 6000h-1000">
          <text:p/>
        </draw:connector>
        <draw:connector draw:style-name="gr4" draw:text-style-name="P1" draw:layer="layout" svg:x1="16cm" svg:y1="7.5cm" svg:x2="16cm" svg:y2="6.5cm" draw:start-shape="id4" draw:start-glue-point="0" draw:end-shape="id5" draw:end-glue-point="2" svg:d="m16000 7500v-1000">
          <text:p/>
        </draw:connector>
        <draw:connector draw:style-name="gr4" draw:text-style-name="P1" draw:layer="layout" svg:x1="16cm" svg:y1="3cm" svg:x2="16cm" svg:y2="4cm" draw:start-shape="id6" draw:start-glue-point="2" draw:end-shape="id7" draw:end-glue-point="0" svg:d="m16000 3000v1000">
          <text:p/>
        </draw:connector>
        <draw:connector draw:style-name="gr4" draw:text-style-name="P1" draw:layer="layout" draw:type="lines" svg:x1="14.5cm" svg:y1="4.5cm" svg:x2="13.5cm" svg:y2="6cm" draw:start-shape="id7" draw:start-glue-point="3" draw:end-shape="id3" draw:end-glue-point="1" svg:d="m14500 4500h-501l3 1500h-502">
          <text:p/>
        </draw:connector>
        <draw:frame draw:style-name="gr5" draw:text-style-name="P4" draw:layer="layout" svg:width="3cm" svg:height="0.806cm" svg:x="14.5cm" svg:y="2cm">
          <draw:text-box>
            <text:p text:style-name="P3"><text:span text:style-name="T1">newfeature</text:span></text:p>
          </draw:text-box>
        </draw:frame>
        <draw:frame draw:style-name="gr6" draw:text-style-name="P6" draw:layer="layout" svg:width="2.5cm" svg:height="0.839cm" svg:x="15cm" svg:y="7.5cm">
          <draw:text-box>
            <text:p text:style-name="P5"><text:span text:style-name="T2">master</text:span></text:p>
          </draw:text-box>
        </draw:frame>
        <draw:frame draw:style-name="gr7" draw:text-style-name="P4" draw:layer="layout" svg:width="1.742cm" svg:height="1.038cm" svg:x="7.1cm" svg:y="5.5cm">
          <draw:text-box>
            <text:p text:style-name="P4">034fa</text:p>
          </draw:text-box>
        </draw:frame>
        <draw:frame draw:style-name="gr8" draw:text-style-name="P4" draw:layer="layout" svg:width="1.878cm" svg:height="1.038cm" svg:x="10.998cm" svg:y="5.5cm">
          <draw:text-box>
            <text:p text:style-name="P4">19eb2</text:p>
          </draw:text-box>
        </draw:frame>
        <draw:frame draw:style-name="gr8" draw:text-style-name="P4" draw:layer="layout" svg:width="1.878cm" svg:height="1.038cm" svg:x="15cm" svg:y="4cm">
          <draw:text-box>
            <text:p text:style-name="P4">5d3ed</text:p>
          </draw:text-box>
        </draw:frame>
        <draw:frame draw:style-name="gr8" draw:text-style-name="P4" draw:layer="layout" svg:width="1.717cm" svg:height="1.038cm" svg:x="3cm" svg:y="5.5cm">
          <draw:text-box>
            <text:p text:style-name="P4">a4fc3</text:p>
          </draw:text-box>
        </draw:frame>
        <draw:custom-shape draw:style-name="gr2" draw:text-style-name="P7" draw:id="id5" draw:layer="layout" svg:width="3cm" svg:height="1cm" svg:x="14.5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svg:x1="14.5cm" svg:y1="6cm" svg:x2="13.5cm" svg:y2="6cm" draw:start-shape="id5" draw:start-glue-point="3" draw:end-shape="id3" draw:end-glue-point="1" svg:d="m14500 6000h-1000">
          <text:p/>
        </draw:connector>
        <draw:frame draw:style-name="gr8" draw:text-style-name="P4" draw:layer="layout" svg:width="1.852cm" svg:height="1.038cm" svg:x="15cm" svg:y="5.5cm">
          <draw:text-box>
            <text:p text:style-name="P4">710c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Plangger</meta:initial-creator>
    <meta:creation-date>2010-11-13T14:16:46</meta:creation-date>
    <dc:date>2010-11-13T14:27:17</dc:date>
    <dc:creator>Richard Plangger</dc:creator>
    <meta:editing-duration>PT00H10M32S</meta:editing-duration>
    <meta:editing-cycles>2</meta:editing-cycles>
    <meta:generator>OpenOffice.org/3.2$Linux OpenOffice.org_project/320m19$Build-9505</meta:generator>
    <meta:document-statistic meta:object-count="20"/>
  </office:meta>
</office:document-meta>
</file>